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XBeanDeployer.BaseXBeanDeployer( ServiceMix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XBeanDeployer.BaseXBeanDeployer( ServiceMixComponent component , Class endpoi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XBeanDeployer.BaseXBeanDeployer( ServiceMixComponent component , Class [ ] endpointClass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XBeanDeployer.validate( Endpoint endpo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